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e0d55"/>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0e0d55"/>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1a1af"/>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officeooo:paragraph-rsid="000e0d55"/>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1a1af"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0e23b8"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a1af" officeooo:paragraph-rsid="0011a1af" style:font-style-asian="normal" style:font-style-complex="normal"/>
    </style:style>
    <style:style style:name="P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11a1af" officeooo:paragraph-rsid="0011a1af"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0d55"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fo:color="#0000ff"/>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Text_20_body">
      <style:paragraph-properties fo:text-align="justify" style:justify-single-word="false"/>
    </style:style>
    <style:style style:name="P78" style:family="paragraph" style:parent-style-name="Text_20_body">
      <style:text-properties fo:color="#ff6600" fo:language="ru" fo:country="RU"/>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Heading_20_2">
      <style:text-properties fo:language="en" fo:country="US"/>
    </style:style>
    <style:style style:name="P107" style:family="paragraph" style:parent-style-name="Heading_20_2">
      <style:text-properties fo:language="ru" fo:country="RU"/>
    </style:style>
    <style:style style:name="P108" style:family="paragraph" style:parent-style-name="Heading_20_2">
      <loext:graphic-properties draw:fill="solid" draw:fill-color="#eeeeee" draw:opacity="100%"/>
      <style:paragraph-properties fo:background-color="#eeeeee"/>
      <style:text-properties fo:language="ru" fo:country="RU"/>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1a1af" officeooo:paragraph-rsid="0013e1f7"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90b8d" style:font-style-asian="normal" style:font-style-complex="normal"/>
    </style:style>
    <style:style style:name="P1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daf12" style:font-style-asian="normal" style:font-style-complex="normal"/>
    </style:style>
    <style:style style:name="P1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2ace6" style:font-style-asian="normal" style:font-style-complex="normal"/>
    </style:style>
    <style:style style:name="P1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11a1af" officeooo:paragraph-rsid="0013e1f7"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16bbd4" style:font-style-asian="normal" style:font-style-complex="normal"/>
    </style:style>
    <style:style style:name="P1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0e0d55"/>
    </style:style>
    <style:style style:name="P12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90b8d"/>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Heading_20_1">
      <loext:graphic-properties draw:fill="solid" draw:fill-color="#eeeeee" draw:opacity="100%"/>
      <style:paragraph-properties fo:background-color="#eeeeee"/>
    </style:style>
    <style:style style:name="P130" style:family="paragraph" style:parent-style-name="Heading_20_1">
      <style:paragraph-properties fo:margin-left="0in" fo:margin-right="0in" fo:text-align="center" style:justify-single-word="false" fo:text-indent="0.1965in" style:auto-text-indent="false"/>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a64dc"/>
    </style:style>
    <style:style style:name="T6" style:family="text">
      <style:text-properties fo:language="ru" fo:country="RU" officeooo:rsid="0022ace6"/>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officeooo:rsid="000c7c01"/>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officeooo:rsid="000e0d55" style:font-style-asian="normal" style:font-style-complex="normal"/>
    </style:style>
    <style:style style:name="T28" style:family="text">
      <style:text-properties style:use-window-font-color="true" fo:language="en" fo:country="US" fo:font-style="normal" officeooo:rsid="000ff72c"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fo:font-style="normal" style:font-style-asian="normal" style:font-style-complex="normal"/>
    </style:style>
    <style:style style:name="T36" style:family="text">
      <style:text-properties officeooo:rsid="000e0d55"/>
    </style:style>
    <style:style style:name="T37" style:family="text">
      <style:text-properties officeooo:rsid="000ff72c"/>
    </style:style>
    <style:style style:name="T38" style:family="text">
      <style:text-properties officeooo:rsid="0011a1af"/>
    </style:style>
    <style:style style:name="T39" style:family="text">
      <style:text-properties officeooo:rsid="0013e1f7"/>
    </style:style>
    <style:style style:name="T40" style:family="text">
      <style:text-properties officeooo:rsid="00155297"/>
    </style:style>
    <style:style style:name="T41" style:family="text">
      <style:text-properties officeooo:rsid="001a64dc"/>
    </style:style>
    <style:style style:name="T42" style:family="text">
      <style:text-properties officeooo:rsid="001c5bbe"/>
    </style:style>
    <style:style style:name="T43" style:family="text">
      <style:text-properties officeooo:rsid="001e9c72"/>
    </style:style>
    <style:style style:name="T44" style:family="text">
      <style:text-properties officeooo:rsid="001f0579"/>
    </style:style>
    <style:style style:name="T45" style:family="text">
      <style:text-properties officeooo:rsid="001f31b4"/>
    </style:style>
    <style:style style:name="T46" style:family="text">
      <style:text-properties officeooo:rsid="0022ac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Последний фанфик</text:h>
      <text:p text:style-name="P6">От Massaraksh</text:p>
      <text:p text:style-name="P1"/>
      <text:p text:style-name="P8">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88769246654591904" text:style-name="L1">
        <text:list-item>
          <text:p text:style-name="P110">добавить детектив <text:span text:style-name="T1">(реализовано)</text:span>+ магические уроки/трактаты Старсвирла</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556612386233303350" text:style-name="L2">
        <text:list-item>
          <text:p text:style-name="P112">«Великие грифоны прошлого» - из канона (5<text:span text:style-name="T7">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text:soft-page-break/>«Основы Заклятий» - обмен</text:p>
        </text:list-item>
        <text:list-item>
          <text:p text:style-name="P112">«Мамочка, А Что Это Истекает Из Моего Рога? - Введение В Магию Для Маленьких Единорогов» - обмен</text:p>
        </text:list-item>
      </text:list>
      <text:p text:style-name="P8"/>
      <text:h text:style-name="Heading_20_2" text:outline-level="2">Факты об Эквестрии <text:span text:style-name="T1">(согласовать с вики)</text:span></text:h>
      <text:list xml:id="list2134017685558936207"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Рома</text:h>
      <text:p text:style-name="P85">Программист в команде UI-программистов</text:p>
      <text:h text:style-name="Heading_20_3" text:outline-level="3"><text:soft-page-break/>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6" text:outline-level="2">1. Терра</text:h>
      <text:p text:style-name="P26">музыка - кондовая электронная, холодная и отчаянная (Electronics “Disappointed”)</text:p>
      <text:p text:style-name="P87">&lt;Добавить угрозу ядерной войны&gt;</text:p>
      <text:p text:style-name="P6">***</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8">Я прислонился к стойке с коньяком и закрыл глаза.</text:p>
      <text:p text:style-name="P10">Блядь, как хочется послать его нахуй.</text:p>
      <text:p text:style-name="P8">–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8">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8">–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10">Блядь!</text:p>
      <text:p text:style-name="P8">– Ладно, <text:span text:style-name="T7">уболтал</text:span>. Загляну на огонёк. Но ничего не обещаю. Честно говоря, мне плевать.</text:p>
      <text:p text:style-name="P8">Треск помех не смог скрыть выдох на той стороне трубки.</text:p>
      <text:p text:style-name="P8">–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6">***</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7">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57"><text:span text:style-name="T7">&gt;\</text:span>Привет, Нексус. Это Макс.</text:p>
      <text:p text:style-name="P57"><text:span text:style-name="T7">&lt;\</text:span>Привет Макс. <text:span text:style-name="T1">Рад тебя видеть. Где ты отсутствовал три дня?</text:span></text:p>
      <text:p text:style-name="P57"><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4"/>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7"><text:span text:style-name="T7">&gt;\</text:span>Как называется наш проект?</text:p>
      <text:p text:style-name="P57"><text:span text:style-name="T7">&lt;\</text:span>Дайсон.</text:p>
      <text:p text:style-name="P57"><text:span text:style-name="T7">&gt;\</text:span>Сколько тебе лет?</text:p>
      <text:p text:style-name="P57"><text:span text:style-name="T7">&lt;\</text:span>Два года с начала запуска кластера.</text:p>
      <text:p text:style-name="P57"><text:span text:style-name="T7">&gt;\</text:span>Какой сейчас год?</text:p>
      <text:p text:style-name="P57"><text:soft-page-break/><text:span text:style-name="T7">&gt;\</text:span>202<text:span text:style-name="T1">6</text:span>-й.</text:p>
      <text:p text:style-name="P25"/>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7"><text:span text:style-name="T7">&gt;\</text:span>Нексус, отключи память <text:span text:style-name="T1">заданий</text:span> за последнюю неделю.</text:p>
      <text:p text:style-name="P57"><text:span text:style-name="T7">&lt;\</text:span>Выполнено.</text:p>
      <text:p text:style-name="P57"><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7">&lt;\</text:span><text:span text:style-name="T1">Тебя понял. Читаю задачу...</text:span></text:p>
      <text:p text:style-name="P5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8">Ограничени<text:span text:style-name="T1">е 2: решение должно находиться в правовых рамках уголовного и административного кодекса.</text:span></text:p>
      <text:p text:style-name="P5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8"><text:span text:style-name="T7">&lt;\</text:span><text:span text:style-name="T1">Выполняю задачу</text:span>...</text:p>
      <text:p text:style-name="P58"><text:span text:style-name="T7">&lt;\</text:span>...</text:p>
      <text:p text:style-name="P58"><text:span text:style-name="T7">&lt;\</text:span>Решение:</text:p>
      <text:p text:style-name="P5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5">Подробный план действий по дням приведен в файле «Война <text:soft-page-break/>корпораций_A_06.09.2026_23<text:span text:style-name="T7">:47.bmf»</text:span></text:p>
      <text:p text:style-name="P24"/>
      <text:p text:style-name="P34">&lt;<text:span text:style-name="T1">как-то говённо. Улучшить</text:span>&gt;</text:p>
      <text:p text:style-name="P39">Хм, не понял? Ч<text:span text:style-name="T1">ё</text:span> за хрень?</text:p>
      <text:p text:style-name="P39"/>
      <text:p text:style-name="P57"><text:span text:style-name="T7">&gt;</text:span>\Нексус, почему ты используешь жёсткие настройки <text:span text:style-name="T1">для решения задачи</text:span>?</text:p>
      <text:p text:style-name="P57"><text:span text:style-name="T7">&lt;\</text:span>Настройки правильные, <text:span text:style-name="T1">Макс</text:span>.</text:p>
      <text:p text:style-name="P25"/>
      <text:p text:style-name="P39">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8"/>
      <text:p text:style-name="P57"><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9">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39">Ага, уже теплее.</text:p>
      <text:p text:style-name="P39"/>
      <text:p text:style-name="P57"><text:span text:style-name="T7">&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7">–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7">.</text:span></text:p>
      <text:p text:style-name="P63">Гудки.</text:p>
      <text:p text:style-name="P39"><text:span text:style-name="T1">У</text:span>ходя попрощался с охранником, <text:span text:style-name="T1">увлечённо исследующим тему педофилии</text:span>.</text:p>
      <text:p text:style-name="P39"><text:soft-page-break/>Всё, свободен. Хотя <text:s/><text:span text:style-name="T1">воскресенье</text:span> уже испорчен<text:span text:style-name="T1">о</text:span>.</text:p>
      <text:p text:style-name="P88">***</text:p>
      <text:p text:style-name="P8">На улице моросил дождь. Я шарил по карманам в поисках ключей от машины, когда в плечо похлопали.</text:p>
      <text:p text:style-name="P8">Я обернулся. За спиной подслеповато осклабился бородатый зачуханый мужик в рваных джинсах и свитере.</text:p>
      <text:p text:style-name="P8">– Слышь, браток, дай на опохмел? Мочи нет, в глотке пересохло. Спать не могу, глюки всякие снятся.</text:p>
      <text:p text:style-name="P8">От нечего делать, пока роюсь в карманах, спросил:</text:p>
      <text:p text:style-name="P8">– И что же за глюки тебе снятся, мужик?</text:p>
      <text:p text:style-name="P8">–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8">Я хотел было ответить, что лечиться опохмелом от белой горячки — плохая идея, но тут на меня накатило.</text:p>
      <text:p text:style-name="P8">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8">– Так чего, дашь на успокоение нервов? Не жлобись, мужик, будь другом? – повторный оклик нищего вернул меня к реальности.</text:p>
      <text:p text:style-name="P8">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8">– На. – я протянул ему кулёк с Бакарди.</text:p>
      <text:p text:style-name="P8">– О, – обрадовался мужик. – Ромчик! То, что надо! Спасибо, бро!</text:p>
      <text:p text:style-name="P8">Бродяга пошлёпал в дождь.</text:p>
      <text:p text:style-name="P8">Я смотрел ему вслед, пытаясь вспомнить детали образа, на мгновение проступившего во тьме.</text:p>
      <text:p text:style-name="P13">***</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8">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8">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8">Рыбки ужин не требовали, но, в отличие от Крысы, были живыми. Я достал упаковку корма из-под стула и отсыпал порцию в мерный стаканчик.</text:p>
      <text:p text:style-name="P8">– Гули-гули-гули!</text:p>
      <text:p text:style-name="P8">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8">Сосущее чувство усилилось.</text:p>
      <text:p text:style-name="P8">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6">***</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8">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16">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0">Музыка быстрая, тревожная, надорваная и печальная (Pet Shop Boys “So Hard” ?)</text:p>
      <text:p text:style-name="P28"/>
      <text:p text:style-name="P8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8">Я даже начал было смотреть серии по собственной инициативе, но после самоубийства Влада не мог к ним вернуться.</text:p>
      <text:p text:style-name="P4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8">&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8">– Сестрица, не позорься! – шикнула на Селестию тёмная аликорница. – Не выдавай желаемое за действительное хотя бы при посторонних.</text:p>
      <text:p text:style-name="P8">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8">– Что происходит? Как я тут очутился вообще?</text:p>
      <text:p text:style-name="P8">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8">Дискорд нахмурился и бросил в сторону, ковыряясь когтём в зубе.</text:p>
      <text:p text:style-name="P8">–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8">– <text:s/>А что, в Винг-Поинте вас не учили, что оставлять пост без приказа <text:s/>— недопустимо? – отпустил он уже пегасу.</text:p>
      <text:p text:style-name="P8">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8">–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8">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8">–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8">–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8">– На себя посмотри! – огрызнулся Дискорд. – Призвала какую-то полудохлую обезьяну вместо с<text:span text:style-name="T23">верх</text:span>…</text:p>
      <text:p text:style-name="P8">Тут м<text:span text:style-name="T7">еня, </text:span>наконец,<text:span text:style-name="T7"> стошнило. Буквально вывернуло наизнанку: из носа текло, в глазах стояли слёзы. </text:span></text:p>
      <text:p text:style-name="P8"><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8">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8"><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8">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8">– Ты почему отстал? – крикнула она. – Некогда прохлаждаться!</text:p>
      <text:p text:style-name="P8">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8">–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8">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8">–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8">– Какого хера? Прекрати немедленно! Бля...</text:p>
      <text:p text:style-name="P8">Аликорница пропустила мои протесты мимо ушей. Мы приближались к концу галереи, когда из конца, где я только что отдыхал, показался стебель.</text:p>
      <text:p text:style-name="P8">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8">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8">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8">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8">Я оглянулся вперёд и увидел ещё один зелёный «рукав», выползающий из бокового прохода, как паста из тюбика.</text:p>
      <text:p text:style-name="P8">Бац!</text:p>
      <text:p text:style-name="P8">– Ай!</text:p>
      <text:p text:style-name="P8">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8">Увидев, что назад пути нет, аликорница крутанулась обратно.</text:p>
      <text:p text:style-name="P8"><text:soft-page-break/>Бац!</text:p>
      <text:p text:style-name="P8">– Ай! Твою ж... Твоё высочество, блин!!!</text:p>
      <text:p text:style-name="P8">Селестия выпрямилась в струнку.</text:p>
      <text:p text:style-name="P8">– Закрой глаза! – скомандовала аликорница.</text:p>
      <text:p text:style-name="P8">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8">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8">–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8">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8">–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8">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8">Но оставить аликорницу здесь? Я оглянулся на неё.</text:p>
      <text:p text:style-name="P8">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8">Нет, не могу. Блин, лучше уж пусть меня сожрёт с ней заодно это шелестящее говно, чем оставить её тут одну.</text:p>
      <text:p text:style-name="P8">Я присел рядом с ней и положил её голову к себе на колени.</text:p>
      <text:p text:style-name="P8">– Эй!!! – крикнул я ей в ухо. – Вставай! Ты должна встать!</text:p>
      <text:p text:style-name="P8">Я дунул ей в морду и потрепал рукой по чёлке, задев при этом рог.</text:p>
      <text:p text:style-name="P8">Медленно-медленно <text:s/>Селестия раскрыла один глаз. Её ноги дёрнулись и поджались к телу.</text:p>
      <text:p text:style-name="P8">– Вставай, лошадь рогатая!!! Некогда прохлаждаться! Нам сейчас жопа наступит, если не встанешь!</text:p>
      <text:p text:style-name="P8">Глаз так же медленно закрылся.</text:p>
      <text:p text:style-name="P8">Я зарычал от бессилия. Шуршание раздавался совсем близко.</text:p>
      <text:p text:style-name="P8">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8">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8">Ну, всё, можно вставлять в глаза монетки. Хороший бутерброд получился для глистоплюща!</text:p>
      <text:p text:style-name="P8"><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8">– Давай, родная, давай! Вставай, я помогу тебе. Совсем немного осталось...</text:p>
      <text:p text:style-name="P8">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8">– Вот они!!!</text:p>
      <text:p text:style-name="P8">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8">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8">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8">–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8">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8">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8">–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8">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8">Ну, блин, пронесло! Не думаю, что эта дрянь умеет летать. Я облегчённо выдохнул.</text:p>
      <text:p text:style-name="P8">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8">–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8">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8">–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8">– <text:s/>Почему ты называешь замок домом?</text:p>
      <text:p text:style-name="P8">–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8">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8">– А почему вы выбрали такое необычное место для замка? Остров посреди болота мне не кажется подходящим местом для королевской резиденции.</text:p>
      <text:p text:style-name="P8">– Раньше тут не было болота. Глубокий овраг окружал Дом с трёх сторон. С четвёртой его защищала скала. Болото появилось совсем недавно.</text:p>
      <text:p text:style-name="P8">– Точно недавно?</text:p>
      <text:p text:style-name="P8">– Почему ты спрашиваешь Нас?</text:p>
      <text:p text:style-name="P16">Я указал на пятно ряби на воде, быстро догоняющее тень от колесницы.</text:p>
      <text:p text:style-name="P8">– Потому что в нём успела завестись рыба. Причём, судя по всему, достаточно крупная.</text:p>
      <text:p text:style-name="P8">Луна проследила взглядом направление и внезапно вскочила на ноги.</text:p>
      <text:p text:style-name="P8">– Набирай высоту! Они настигают нас! – крикнула она Дискорду. Тот обернулся и, увидев пятно на воде, помотал головой.</text:p>
      <text:p text:style-name="P8">–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8">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8">– Вправо! – заорал Дискорд, рванув жезл вправо.</text:p>
      <text:p text:style-name="P8">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8"><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8">–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8">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8">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8">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8">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8">Она что-то спросила меня, но я не услышал ни звука.</text:p>
      <text:p text:style-name="P8">– Что?! Говори громче, я ничего не слышу.</text:p>
      <text:p text:style-name="P8">– Где Дискорд? – повторила она <text:span text:style-name="T15">напряжённо</text:span>.</text:p>
      <text:p text:style-name="P8">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8">Что-то схватило меня за шиворот и потащило назад.</text:p>
      <text:p text:style-name="P8">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8">Пегасы тем временем упорно молотили крыльями, пытаясь прорваться к близкому берегу.</text:p>
      <text:p text:style-name="P8">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8">Тройка скакунов молча ускорилась, а их попавшийся собрат бился в объятиях лозы как мотылёк в паутине.</text:p>
      <text:p text:style-name="P8">Луна застыла, глядя немигающими глазами на пегаса. Потом она, не разжимая зубов, издала нечто, похожее одновременно на тонкий вой и ржание.</text:p>
      <text:p text:style-name="P8"><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8">Одновременно раздался громкий треск откуда-то сзади, и пол платформы выровнялся</text:p>
      <text:p text:style-name="P8">– Кимеринн!!! <text:s/>– <text:s/>закричала Луна, выплюнув воротник моей куртки.</text:p>
      <text:p text:style-name="P8">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8">Луна, сложив крылья, прыгнула головой вниз с платформы.</text:p>
      <text:p text:style-name="P8">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8">Мы уже летели над берегом, когда она молча опустилась на платформу и забилась в угол<text:span text:style-name="T23">, опустив голову на пол.</text:span></text:p>
      <text:p text:style-name="P8">Некоторое время мы летели молча. Потом из-под платформы послышался шорох и возня. Я лёг на пол и заглянул под платформу.</text:p>
      <text:p text:style-name="P8">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8">Я ухватился за протянутую им лапу, а подошедшая Луна вцепилась зубами в его загривок и — оп-па! — мы таки втащили его на колесницу.</text:p>
      <text:p text:style-name="P8"><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8"><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8">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8">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8"><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8"><text:span text:style-name="T7">–</text:span> ТЫ!!! ТЫ!..</text:p>
      <text:p text:style-name="P8"><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8">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8">Дальнейший путь мы провели в молчании.</text:p>
      <text:p text:style-name="P8"><text:soft-page-break/></text:p>
      <text:h text:style-name="Heading_20_2" text:outline-level="2"><text:span text:style-name="T7">3. </text:span>Кантерлот</text:h>
      <text:p text:style-name="P61">Музыка медленная, фэнтезийная, средневековая, изысканая, дворцовая (стиль Dire Straits “Coyote”)</text:p>
      <text:p text:style-name="P7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1"/>
      <text:p text:style-name="P22">Глава IV. Пределы магии</text:p>
      <text:p text:style-name="P21"/>
      <text:p text:style-name="P22">Вашему покорному слуге известны четыре предела магии: </text:p>
      <text:list xml:id="list1452187657564587320"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10"/>
      <text:p text:style-name="P14">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9"><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9">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9">Я потянулся. Хватит на сегодня чтения. Настало время ежедневной прогулки по городу. Тем более, что у меня есть деньги.</text:p>
      <text:p text:style-name="P5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9">Так что даже на ремонт одежды и покупку необходимых в повседневной жизни мелочей у меня финансов не было. До недавнего времени. </text:p>
      <text:p text:style-name="P5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59"><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5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9">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4">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4">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9">Норф заговорщицки подмигнул мне.</text:p>
      <text:p text:style-name="P19">–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повышенного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9">– Не забуду. – пообещал я.</text:p>
      <text:p text:style-name="P19"/>
      <text:h text:style-name="Heading_20_2" text:outline-level="2"><text:span text:style-name="T7">4. </text:span>Библиотека</text:h>
      <text:p text:style-name="P20">&lt;<text:span text:style-name="T3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10">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1"/>
      <text:p text:style-name="P41">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1"><text:span text:style-name="T8">–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text:soft-page-break/>Селестия нахмурилась и приняла грозный вид.</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
      <text:p text:style-name="P54">***</text:p>
      <text:p text:style-name="P54"/>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5">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pan text:style-name="T1">– Занавес. </text:span>– <text:s/><text:span text:style-name="T1">подытожил я.</text:span></text:p>
      <text:p text:style-name="P45"/>
      <text:h text:style-name="P107"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4">***</text:p>
      <text:p text:style-name="P51">&lt;<text:span text:style-name="T33">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text:soft-page-break/>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по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text:soft-page-break/>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Ишь ты!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text:soft-page-break/>– Вроде да. Хотя, по-моему, дело уже не в муравьях.</text:p>
      <text:p text:style-name="P51">– По-моему, тоже. – рассмеялась аликорница. – Продолжай...</text:p>
      <text:p text:style-name="P51"/>
      <text:h text:style-name="P106" text:outline-level="2">6. Стыд</text:h>
      <text:p text:style-name="P51"/>
      <text:p text:style-name="P55">~~~ Завтра на семь в библиотеке ~~~</text:p>
      <text:p text:style-name="P55"/>
      <text:p text:style-name="P51">–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е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1">Я посмотрел на часы. До семи оставалось двадцать минут — как раз, чтоб успеть дойти до библиотеки.</text:p>
      <text:p text:style-name="P51">– На сегодня довольно. Я ж вижу, ты торопишься. – заметил Норф.</text:p>
      <text:p text:style-name="P5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саквояж и сунул его в рюкзак.</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4">***</text:p>
      <text:p text:style-name="P51"/>
      <text:p text:style-name="P51">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text:soft-page-break/>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34">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боевой ход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5">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51">– Ты <text:span text:style-name="T15">меня</text:span> совсем не слушал, Макс. – мягко пожурила <text:span text:style-name="T15">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text:span text:style-name="T15">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oft-page-break/><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6">***</text:p>
      <text:p text:style-name="P16"/>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8">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8">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8">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8">Луна прибыла через пятнадцать минут.</text:p>
      <text:p text:style-name="P8">–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8">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8">– Извини, Луна, дело срочное.</text:p>
      <text:p text:style-name="P8">– Надеюсь, оно стоит моих прерванных грёз об Ночной Эквестрии!</text:p>
      <text:p text:style-name="P8">– Об Ночной Эквестрии?? Брось, сестра, я знаю, о чём ты грезишь! Уж точно среди моих стражников нет никого с таким именем.</text:p>
      <text:p text:style-name="P8">– Да как ты смеешь?!!</text:p>
      <text:p text:style-name="P8">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8">– Это… Твои??? И ты скрывала от меня всё это время??? Но кто??? Кто их отец? КТО ЭТОТ…</text:p>
      <text:p text:style-name="P8">Мне пришлось заткнуть Луне рот, чтобы не разбудить жеребят.</text:p>
      <text:p text:style-name="P8">– Тсссс! Неужели ты думаешь, что по плодовитости я могу дать фору Кризалис? Нет, это не мои жеребята. Успокойся и взгляни на их сны.</text:p>
      <text:p text:style-name="P8"><text:soft-page-break/>Луна умолкла и сосредоточилась. Постепенно на её морде гнев сменился недоверием, а потом и ужасом.</text:p>
      <text:p text:style-name="P8">– Сто рогов мне в круп! ЧТО ЭТО ЗА…</text:p>
      <text:p text:style-name="P8">От волнения Луна вспомнила армейские ругательства. Мне снова пришлось заткнуть ей рот. </text:p>
      <text:p text:style-name="P8">– Из-за этого кошмара они отказались сдавать лётный экзамен и рискуют стать отвержеными. Ну, ты же знаешь пегасов...</text:p>
      <text:p text:style-name="P8">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8">–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8">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8">Наконец Луна опустилась на пол, выходя из транса. Магическая аура исчезла и она обессиленно бухнулась на колени.</text:p>
      <text:p text:style-name="P8">– Проклятье! К такому я не была готова!</text:p>
      <text:p text:style-name="P8">Луна подняла голову, я с ужасом обнаружила, что вместо моей любимой и единственной сестры на меня змеиными глазами смотрит Найтмэр Мун.</text:p>
      <text:p text:style-name="P8">– Что? Что ты видела,? Что с тобой произошло, сестра?</text:p>
      <text:p text:style-name="P8">Я не верила своим глазам. Страхи прошлого вернулись ко мне с новой силой.</text:p>
      <text:p text:style-name="P8">– Тия, эта гадость пришла не из нашего мира. В их снах я видела...</text:p>
      <text:p text:style-name="P8">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4">***</text:p>
      <text:p text:style-name="P51"><text:soft-page-break/></text:p>
      <text:p text:style-name="P53">– А что стало с жеребятами? – спросил я. – <text:span text:style-name="T36">Они перестали бояться экзаменов?</text:span></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text:soft-page-break/>–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text:span><text:span text:style-name="T10">6</text:span></text:h>
      <text:p text:style-name="P51"/>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7">— оставить тебе напутствие.</text:span></text:p>
      <text:p text:style-name="P55"><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5">…</text:p>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5"> </text:span><text:span text:style-name="T26">— вся </text:span><text:soft-page-break/><text:span text:style-name="T26">архитектура явно </text:span><text:span text:style-name="T25">была </text:span><text:span text:style-name="T26">заточена под крылатых. Таких, для которых приземлиться на балкон в тронном зале или уйти через портик на крыше</text:span><text:span text:style-name="T35"> </text:span><text:span text:style-name="T26">— обычное дело. </text:span><text:span text:style-name="T35">Хорошо, что ежедневные посещения каретной мастерской подняли мой тонус, изрядно посаженный сидячим образом жизни.</text:span></text:p>
      <text:p text:style-name="P1"><text:span text:style-name="T3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3">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7">Рядом — нечто, похожее на кухонный шкафчик с краном и </text:span><text:span text:style-name="T28">фонтанчиком</text:span><text:span text:style-name="T27">. </text:span><text:span text:style-name="T25">Каменный пол комнаты был покрыт розовым ковром с высоченным ворсом.</text:span><text:span text:style-name="T26"> </text:span><text:span text:style-name="T25">Его центр занимал </text:span><text:span text:style-name="T26">кругл</text:span><text:span text:style-name="T25">ый</text:span><text:span text:style-name="T26"> матрас </text:span><text:span text:style-name="T25">с</text:span><text:span text:style-name="T26"> велик</text:span><text:span text:style-name="T25">им</text:span><text:span text:style-name="T26"> множество</text:span><text:span text:style-name="T25">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8">Селестия <text:span text:style-name="T37">подошла к фонтанчику и начала набирать воду в </text:span>серебряный чайник.</text:p>
      <text:p text:style-name="P122">– <text:span text:style-name="T37">Нет, что ты. Во все времена некоторым пони нравилось играть <text:s/>в конспирацию и борьбу за идеалы </text:span><text:soft-page-break/><text:span text:style-name="T37">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span></text:p>
      <text:p text:style-name="P49">Селестия поставила чайник на кованную реш<text:span text:style-name="T39">ё</text:span>тку в камине, подошла к кухонной полке и задумалась.</text:p>
      <text:p text:style-name="P5"><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116">Аликорница <text:span text:style-name="T40">искоса зыркнула на меня, </text:span>недовольно сморщи<text:span text:style-name="T40">в нос</text:span>.</text:p>
      <text:p text:style-name="P50"><text:span text:style-name="T1">–</text:span> Мы же договорились! Тия! Не <text:span text:style-name="T39">хватало мне ещё </text:span>слышать официоз у себя дома. <text:span text:style-name="T43">Его в моей жизни и так хватает.</text:span></text:p>
      <text:p text:style-name="P47"><text:span text:style-name="T38">Она</text:span> открыла шкафчик и, потянув зубами за золотой шнурок, вытащила чёрный с золотом пакетик.</text:p>
      <text:p text:style-name="P121"><text:span text:style-name="T1">–</text:span> <text:span text:style-name="T39">Извини, Тия. Тебе помочь?</text:span></text:p>
      <text:p text:style-name="P124"><text:span text:style-name="T1">–</text:span> Нееееет, что ты! <text:span text:style-name="T1">– </text:span><text:span text:style-name="T5">аликорница</text:span> тихо рассмеялась. <text:span text:style-name="T1">–</text:span> Заваривать чай <text:span text:style-name="T1">—</text:span> моя сакральная <text:span text:style-name="T44">обязанность</text:span>, я её никому не доверю. <text:span text:style-name="T41">Знал бы ты, каких мне усилий стоило </text:span>убедить в <text:span text:style-name="T41">своей</text:span> компетентности распорядителя королевских чаепитий мисс Кози.</text:p>
      <text:p text:style-name="P11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text:span text:style-name="T42">Тия </text:span>управлялась с ними с <text:span text:style-name="T44">удивительной</text:span> сноровкой и опытом.</text:p>
      <text:p text:style-name="P11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20"><text:span text:style-name="T45">Тия</text:span> <text:span text:style-name="T45">отсыпала смесь из пакетика </text:span>в <text:span text:style-name="T45">пузатый заварочный чайничек </text:span>и достала из шкафчика две розовые чашки в золотой горошек. <text:span text:style-name="T46">Большой чайник в камине выпустил струю пара и засвистел. Тия залила кипятком заварку и укутала заварочный чайник полотенцем.</text:span><text:span text:style-name="T6"> Потом она устроилась на диване и похлопала копытом рядом с собой.</text:span></text:p>
      <text:p text:style-name="P120"><text:span text:style-name="T46"><text:s/></text:span><text:span text:style-name="T6">–</text:span><text:span text:style-name="T46"> Не стой столбом, Макс! Об тебя можно взгляд поцарапать!</text:span></text:p>
      <text:p text:style-name="P120"/>
      <text:p text:style-name="P45">&lt;Глаза лучатся энергией, чуть лёгкая улыбка,&gt;</text:p>
      <text:p text:style-name="P45"/>
      <text:p text:style-name="P4"><text:span text:style-name="T17">&lt;</text:span><text:span text:style-name="T15">в сцене 34 - Тия при заварке чая добавляет порошок в огонь - тот становится голубым. А в чай - щепотку афродизиака</text:span><text:span text:style-name="T17">&gt;</text:span></text:p>
      <text:p text:style-name="P4"><text:span text:style-name="T17"/></text:p>
      <text:p text:style-name="P4"><text:span text:style-name="T7">–</text:span> Но это было только начало.</text:p>
      <text:p text:style-name="P4">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4"><text:span text:style-name="T7">–</text:span> Ты вылила заварку? Зачем? - удивился я.</text:p>
      <text:p text:style-name="P4"><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4"><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4"><text:span text:style-name="T7">–</text:span> Ты могла бы нести меня телекинезом. Я, после того, как узнал о ваших способностях, удивлялся, почему ты этого не сделала?</text:p>
      <text:p text:style-name="P4"><text:span text:style-name="T7">–</text:span> Шутишь? <text:span text:style-name="T7">–</text:span> Селестия скосила на меня фиалковый глаз, продолжая колдовать с мешочком. <text:span text:style-name="T7">–</text:span> Ты бы <text:soft-page-break/>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4">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4"><text:span text:style-name="T7">–</text:span> А что же было дальше? Ты сказала, что случай с жеребятами был только началом?</text:p>
      <text:p text:style-name="P4"><text:span text:style-name="T7">–</text:span> А дальше всё было хуже, намного хуже...</text:p>
      <text:p text:style-name="P4"/>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6">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5">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52">Селестия устроилась на ковре напротив меня и начала рассказ.</text:p>
      <text:p text:style-name="P51"/>
      <text:p text:style-name="P46"><text:span text:style-name="T1">&lt;</text:span>сюжеты из 1001 ночи<text:span text:style-name="T1">&gt;</text:span></text:p>
      <text:p text:style-name="P52"/>
      <text:p text:style-name="P52">&lt;Упоминание Стар Свирлом элементов гармонии&gt;</text:p>
      <text:p text:style-name="P56">&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text:soft-page-break/>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и после этого она исчезает из Эквестрии. При этом она успевает сказать Максу, что она его...&gt;</text:p>
      <text:p text:style-name="P44"/>
      <text:p text:style-name="P42"/>
      <text:p text:style-name="P2"/>
      <text:p text:style-name="P17">&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52">&lt;<text:span text:style-name="T15">(после 34:</text:span></text:p>
      <text:p text:style-name="P37">← Не понял? А что это, если не любовь?</text:p>
      <text:p text:style-name="P37">- Мааакс! - мягко произнесла аликорница. - Аликорны не могут любить. Я же тебе рассказывала прямо перед этим. Думала, ты поймёшь...</text:p>
      <text:p text:style-name="P37">– Охренеть! А зачем ты завела отношения со мной? Тебе жеребцов из дворцовой стражи не хватает? Свежачка захотелось? </text:p>
      <text:p text:style-name="P9"><text:span text:style-name="T19">–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7"> когда ты обблевал тебе копыто - т</text:span><text:span text:style-name="T18">ы стоял тогда такой жалкий, обблёванный, беспомощный, - но всё равно старался помочь мне. Это было так трогательно... </text:span></text:p>
      <text:p text:style-name="P37">– Тьфу!</text:p>
      <text:p text:style-name="P52"><text:span text:style-name="T15">– <text:s/>Мне очень жаль...</text:span>&gt;</text:p>
      <text:p text:style-name="P52"/>
      <text:p text:style-name="P52"/>
      <text:p text:style-name="P7">***</text:p>
      <text:p text:style-name="P17"/>
      <text:p text:style-name="P2"><text:span text:style-name="T7">&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7"/>
      <text:h text:style-name="P109" text:outline-level="2">Рассказ Селестии <text:span text:style-name="T15">(“1001 ночь”)</text:span></text:h>
      <text:p text:style-name="P10"/>
      <text:p text:style-name="P17"/>
      <text:p text:style-name="P2"/>
      <text:h text:style-name="P109" text:outline-level="2">ЛСД-чаепитие</text:h>
      <text:p text:style-name="P2"/>
      <text:p text:style-name="P2"/>
      <text:h text:style-name="P10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9">&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5">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7">***</text:p>
      <text:p text:style-name="P2"><text:span text:style-name="T7">–</text:span> Шанту?</text:p>
      <text:p text:style-name="P2"><text:soft-page-break/><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7">***</text:p>
      <text:p text:style-name="P2"><text:span text:style-name="T7">&lt;</text:span><text:span text:style-name="T16">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7">***</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oft-page-break/><text:span text:style-name="T7">–</text:span> Принцесса…</text:p>
      <text:p text:style-name="P2"><text:span text:style-name="T7">–</text:span> Луна, мой дорогой. Для тебя <text:span text:style-name="T7">—</text:span> Луна…</text:p>
      <text:p text:style-name="P2">...</text:p>
      <text:p text:style-name="P2"/>
      <text:h text:style-name="P109"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5">гидрорысью</text:span><text:span text:style-name="T7">&gt;</text:span> и нападением <text:span text:style-name="T7">&lt;</text:span><text:span text:style-name="T1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5">34 - утерянная глава </text:span><text:span text:style-name="T7">&gt;</text:span></text:p>
      <text:p text:style-name="P2"><text:span text:style-name="T7">&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82"/>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6">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oft-page-break/>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6">–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6">– Куда проваливаться? – не понял я</text:p>
      <text:p text:style-name="P36">– Они не знают. В тех провалах не видно дна...</text:p>
      <text:p text:style-name="P2"/>
      <text:h text:style-name="P10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7">***</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pan text:style-name="T7">&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7"/>
      <text:p text:style-name="P2"><text:span text:style-name="T7">–</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7">&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text:soft-page-break/>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82"/>
      <text:p text:style-name="P2"><text:span text:style-name="T7">&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7">–</text:span> Готова, <text:span text:style-name="T7">–</text:span> процедила она.</text:p>
      <text:p text:style-name="P31">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7">&gt;</text:span></text:p>
      <text:p text:style-name="P7">***</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oft-page-break/><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text:soft-page-break/>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7">&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oft-page-break/><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text:soft-page-break/>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7">&lt;</text:span><text:span text:style-name="T1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text:soft-page-break/>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7">&gt;</text:span></text:p>
      <text:p text:style-name="P17"/>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oft-page-break/><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oft-page-break/><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7">***</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text:soft-page-break/></text:p>
      <text:h text:style-name="P10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7">***</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text:soft-page-break/>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7">&gt;</text:span></text:p>
      <text:p text:style-name="P17"/>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5">согласовать с тем, что говорил Анакорн о Р/Д</text:span><text:span text:style-name="T7">&gt;</text:span>). </text:p>
      <text:p text:style-name="P2">Об этом Эгрегоре пишется в книге <text:span text:style-name="T7">&lt;</text:span><text:span text:style-name="T1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7">&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5">Подходя к замку Принцесс, Дэш рассказывает Максу обо сне, который она утаила - с Леро.</text:span><text:span text:style-name="T7">&gt;</text:span> </text:p>
      <text:p text:style-name="P2"/>
      <text:p text:style-name="P2"><text:soft-page-break/><text:span text:style-name="T7">&lt;</text:span><text:span text:style-name="T15">Кто следующий готов рассказывать?</text:span></text:p>
      <text:p text:style-name="P31">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7">&gt;</text:span></text:p>
      <text:p text:style-name="P2"/>
      <text:p text:style-name="P2"><text:span text:style-name="T7">&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1">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7">&gt;</text:span></text:p>
      <text:p text:style-name="P17"/>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7">–</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3">“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09"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7">&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7">***</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text:soft-page-break/>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5">добавить сочувствия</text:span><text:span text:style-name="T7">&gt;</text:span>.</text:p>
      <text:p text:style-name="P2"/>
      <text:p text:style-name="P2"><text:span text:style-name="T7">&lt;</text:span><text:span text:style-name="T15">После этого случая Тавйлайт решает прекратить сеансы двойного сна. Сеанса с ЭйДжей и Флатти не будет</text:span><text:span text:style-name="T7">&gt;</text:span></text:p>
      <text:p text:style-name="P2"/>
      <text:h text:style-name="P10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oft-page-break/><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8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7">&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7"/>
      <text:p text:style-name="P2"><text:span text:style-name="T7">&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7">&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6">Дуглас </text:span><text:span text:style-name="T17">—</text:span><text:span text:style-name="T16"> </text:span><text:span text:style-name="T1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7">&lt;</text:span><text:span text:style-name="T15">высоко летать нельзя из-за молний</text:span><text:span text:style-name="T7">&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5">двухмесячной</text:span><text:span text:style-name="T7">&gt;</text:span> давности осталось лишь направление движения.</text:p>
      <text:p text:style-name="P2">И опять, как <text:span text:style-name="T7">&lt;</text:span><text:span text:style-name="T15">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7">***</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5">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7">***</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5">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7">&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7"/>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5">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5">пять</text:span><text:span text:style-name="T7">&gt;</text:span>длинную прореху в куртке, <text:span text:style-name="T7">&lt;</text:span><text:span text:style-name="T1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5">улучшить</text:span><text:span text:style-name="T7">&gt;</text:span>. А тот случай, когда мне пришлось зашивать тебе куртку после нападения убийц <text:span text:style-name="T7">&lt;</text:span><text:span text:style-name="T1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82"/>
      <text:p text:style-name="P2"><text:span text:style-name="T7">&lt;</text:span><text:span text:style-name="T15">сначала эпизод - проверка сумки в серверной</text:span><text:span text:style-name="T7">&gt;</text:span></text:p>
      <text:p text:style-name="P2"><text:span text:style-name="T7">&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7">&lt;</text:span><text:span text:style-name="T15">расширить. Перед кафешкой - диалог с Флатти и ЭйДжей. Все думают, что наконец-то нашли Селестию. Все ликуют</text:span><text:span text:style-name="T7">&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5">Расширить сцену в кафе. Ожидание, подьём и… падение ожиданий</text:span><text:span text:style-name="T7">&gt;</text:span></text:p>
      <text:p text:style-name="P2"/>
      <text:p text:style-name="P7">***</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7">&lt;</text:span><text:span text:style-name="T15">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7">&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text:soft-page-break/>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7">– </text:span>Ну хорошо. Убедила. В конце-концов, можем поступить так. Вы с Флатти вернётесь обратно а я продолжу поиски здесь.</text:p>
      <text:p text:style-name="P67"><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7">– </text:span>Вы можете связываться со мной раз в месяц по коридору.</text:p>
      <text:p text:style-name="P67"><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7">– </text:span>Конечно оставаться. Кто ещё, кроме нас, может найти её?</text:p>
      <text:p text:style-name="P67"><text:span text:style-name="T7">– </text:span>Я думал, ты не сможешь оставить Энджела и всех остальных надолго.</text:p>
      <text:p text:style-name="P67"><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7">– </text:span>Извини, Флаттершай, забылся.</text:p>
      <text:p text:style-name="P72"><text:span text:style-name="T7">– </text:span>Та ладно, я ж не против, – возразила Эпплджек. – Не парься, Флатти. Было б хуже, если б он <text:s/>назвал меня Эпплджек на людях.</text:p>
      <text:p text:style-name="P72"><text:span text:style-name="T7">– </text:span>Ты так... – запнулась Флаттершай. – Так быстро забыла свою ферму. И...</text:p>
      <text:p text:style-name="P72"><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7">– </text:span>Как ты можешь так говорить? – расплакалась Флаттершай.</text:p>
      <text:p text:style-name="P72"><text:span text:style-name="T7">– </text:span>Эй, девушки, не ссорьтесь! Мы — одна команда! И надеюсь, останемся ею и в дальнейшем. </text:p>
      <text:list xml:id="list6451777862629554267" text:style-name="L5">
        <text:list-header>
          <text:p text:style-name="P125"><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7">– </text:span>А если нет? – Эпплджек смотрела мне мне прямо в глаза.</text:p>
      <text:list xml:id="list193102490770843" text:continue-numbering="true" text:style-name="L5">
        <text:list-header>
          <text:p text:style-name="P125">Я молча пожал плечами. Эпплджек уверенно продолжила.</text:p>
        </text:list-header>
      </text:list>
      <text:p text:style-name="P72"><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7">– </text:span>Спасибо, ЭйДжей.</text:p>
      <text:p text:style-name="P72"><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102636301665" text:continue-numbering="true" text:style-name="L5">
        <text:list-header>
          <text:p text:style-name="P125">Флаттершай пробормотала нечто, показавшееся мне знакомым.</text:p>
        </text:list-header>
      </text:list>
      <text:p text:style-name="P72"><text:span text:style-name="T7">– </text:span>Флатти, ты что-то сказала? Я не расслышал.</text:p>
      <text:p text:style-name="P72"><text:span text:style-name="T7">– </text:span>Намерение Изменяет Реальность.</text:p>
      <text:p text:style-name="P72"><text:span text:style-name="T7">– </text:span>Эээ. А где ты слышала эту фразу, если не секрет?</text:p>
      <text:p text:style-name="P72"><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103045685058"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7">– </text:span>Флатти, ЭйДжей, буду через час. Ждите!</text:p>
      <text:p text:style-name="P67"/>
      <text:h text:style-name="P108"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7">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08" text:outline-level="2">Дискорд</text:h>
      <text:p text:style-name="P82"/>
      <text:p text:style-name="P80">Девушки поспешно собирались, пока я растолковывал им задачу.</text:p>
      <text:p text:style-name="P8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7">– </text:span>Это тот твой приятель, который разбился с полгода назад? – спросила Эпплджек.</text:p>
      <text:p text:style-name="P80"><text:span text:style-name="T7">– </text:span>Да, это он.</text:p>
      <text:p text:style-name="P80"><text:span text:style-name="T7">– </text:span>А как мы попадём в его квартиру? Там сейчас кто-то живёт? – Флаттершай прыгала на одной ноге, натягивая кед.</text:p>
      <text:p text:style-name="P8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5">Плохо написано!</text:span><text:span text:style-name="T7">&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7">– </text:span>Макс, что случилось? У нас проблемы?</text:p>
      <text:p text:style-name="P8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7">– </text:span>Так что, будем ломать дверь? – Эпплджек критически осмотрелась, подмечая бабулек на лавочке и зевак во внутреннем скверике.</text:p>
      <text:p text:style-name="P81"><text:span text:style-name="T7">– </text:span>Нет нужды. Лучше станьте-ка сзади меня так, чтобы заслонить от этих бабулек и от вооон той камеры наблюдения.</text:p>
      <text:list xml:id="list1655596808097477269" text:style-name="L6">
        <text:list-header>
          <text:p text:style-name="P126">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99"><text:span text:style-name="T7">–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99"><text:span text:style-name="T7">– </text:span>Макс, тут окно разбито! И верёвка какая-то висит. – крикнула Флаттершай из кухни.</text:p>
      <text:p text:style-name="P99"><text:span text:style-name="T7">–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7">–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7">– </text:span>Оп-па! – пробормотала Эпплджек. – Нежданчик!</text:p>
      <text:p text:style-name="P99"><text:span text:style-name="T7">– </text:span>Ты, я вижу, времени не терял, – моя рука под прикрытием стола медленно тянулась к тяжёлой фарфоровой кружке, стоящей на краю.</text:p>
      <text:p text:style-name="P8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7">– </text:span>А почему ты вообще решил искать нас тут? – спросила Эпплджек. – Приехал бы домой. Мы б тебя чаем напоили.</text:p>
      <text:p text:style-name="P83"><text:span text:style-name="T7">– </text:span>Видишь ли, дорогая Эй-Джей, я с самого начала знал, где находится наша уважаемая принцесса, а времени в обрез, так что...</text:p>
      <text:p text:style-name="P89"><text:soft-page-break/>В проёме дверей появилась Флаттершай.</text:p>
      <text:p text:style-name="P83"><text:span text:style-name="T7">– </text:span>С кем это вы тут разговариваете?</text:p>
      <text:list xml:id="list726293900758266046"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09" text:outline-level="2">Селестия</text:h>
      <text:p text:style-name="P99"/>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text:soft-page-break/>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90">– Ффы, тьфу, пффф, пфу! <text:span text:style-name="T7">&lt;</text:span><text:span text:style-name="T1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text:soft-page-break/>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6">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4">– И что? – продолжила его мысль Эпплджек.</text:p>
      <text:p text:style-name="P94">– Эквестрийские <text:span text:style-name="T7">&lt;</text:span><text:span text:style-name="T15">три месяца</text:span><text:span text:style-name="T7">&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text:soft-page-break/>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0"/>
      <text:h text:style-name="P109"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7">&lt;</text:span><text:span text:style-name="T15">полгода</text:span><text:span text:style-name="T7">&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text:soft-page-break/>–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9"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7">–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6">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3">–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7">&lt;</text:span>упомянуть в эпизоде на Терре, что МЛП-сериал закрылся год назад<text:span text:style-name="T7">&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7">&lt;</text:span><text:span text:style-name="T17">чёрт</text:span><text:span text:style-name="T7">&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2">Я подозрительно посмотрел на Анакорна.</text:p>
      <text:p text:style-name="P102"><text:span text:style-name="T7">–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7">– </text:span>Факн щит<text:note text:id="ftn12" text:note-class="footnote"><text:note-citation>12</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7">&lt;</text:span><text:span text:style-name="T1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text:soft-page-break/></text:p>
      <text:p text:style-name="P73">***</text:p>
      <text:p text:style-name="P73"/>
      <text:p text:style-name="P72">&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2"/>
      <text:p text:style-name="P72">– Привет, Макс. – образ Селестии снова реял передо мной, как <text:span text:style-name="T7">&lt;</text:span><text:span text:style-name="T15">полгода</text:span><text:span text:style-name="T7">&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5">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text:soft-page-break/>– Как вам это нравится, господа?! Дискорд — спаситель Эквестрии! А ведь звучит!!! Разрешите откланяться!..</text:p>
      <text:p text:style-name="P90"/>
      <text:list xml:id="list7821869826489737132" text:style-name="L8">
        <text:list-header>
          <text:p text:style-name="P127">(<text:span text:style-name="T21">Луна — как повелительница снов, слышала разговор Макса с Анакорном</text:span>)</text:p>
          <text:p text:style-name="P128"/>
        </text:list-header>
      </text:list>
      <text:p text:style-name="P91">***</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7">Я опустил руку на шею Дэш и ощутил теплоту и лёгкое покалывание в пустоте.</text:p>
      <text:p text:style-name="P67"><text:span text:style-name="T7">–</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09" text:outline-level="2"><text:soft-page-break/>Земля</text:h>
      <text:p text:style-name="P70">Музыкальная тема из бегущего по лезвию бритвы — <text:span text:style-name="T7">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7"/>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9"/>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01T19:31:00.995526222</dc:date>
    <meta:editing-duration>P53DT19H11M56S</meta:editing-duration>
    <meta:editing-cycles>2286</meta:editing-cycles>
    <meta:generator>LibreOffice/5.0.2.2$Linux_X86_64 LibreOffice_project/00m0$Build-2</meta:generator>
    <meta:document-statistic meta:table-count="0" meta:image-count="0" meta:object-count="0" meta:page-count="125" meta:paragraph-count="2588" meta:word-count="57684" meta:character-count="383181" meta:non-whitespace-character-count="325280"/>
  </office:meta>
</office:document-meta>
</file>